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4.0pt"/>
    </style:style>
    <style:style style:name="P2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4.0pt" fo:color="#1d1d1d" fo:background-color="#ffffff"/>
    </style:style>
    <style:style style:name="T1" style:family="text">
      <style:text-properties fo:color="#000000" fo:background-color="transparent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1-Copy the project directory and paste it the htdocs of mamp ( for Mac user the path is Applications-&gt;MAMP-&gt;hotdogs)</text:p>
      <text:p text:style-name="P1">2- run MAMP</text:p>
      <text:p text:style-name="P2"><text:span text:style-name="T1">3- open your web browser and enter this url </text:span><text:span text:style-name="T2">http://localhost:8888 to access your web server</text:span></text:p>
      <text:p text:style-name="P2"><text:span text:style-name="T2">4- click on the project reposito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